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101.39mm"/>
    </style:style>
    <style:style style:name="co4" style:family="table-column">
      <style:table-column-properties fo:break-before="auto" style:column-width="18.8mm"/>
    </style:style>
    <style:style style:name="co5" style:family="table-column">
      <style:table-column-properties fo:break-before="auto" style:column-width="82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0.99pt solid #000000" fo:border-top="none" style:vertical-align="middl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99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6"/>
        <table:table-column table:style-name="co1" table:default-cell-style-name="ce10"/>
        <table:table-row table:style-name="ro1">
          <table:table-cell table:style-name="Default" office:value-type="string" calcext:value-type="string">
            <text:p>Risk-classes:</text:p>
          </table:table-cell>
          <table:table-cell table:style-name="Default"/>
          <table:table-cell table:style-name="Default" office:value-type="string" calcext:value-type="string">
            <text:p>Impact-classes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high</text:p>
          </table:table-cell>
          <table:table-cell table:style-name="Default"/>
          <table:table-cell table:style-name="Default" office:value-type="string" calcext:value-type="string">
            <text:p>hig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/>
          <table:table-cell table:style-name="Default" office:value-type="string" calcext:value-type="string">
            <text:p>medium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ow</text:p>
          </table:table-cell>
          <table:table-cell table:style-name="Default"/>
          <table:table-cell table:style-name="Default" office:value-type="string" calcext:value-type="string">
            <text:p>low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Impact</text:p>
          </table:table-cell>
          <table:table-cell table:style-name="ce5" office:value-type="string" calcext:value-type="string">
            <text:p>Mitigation / Assessment</text:p>
          </table:table-cell>
          <table:table-cell table:style-name="ce9" office:value-type="string" calcext:value-type="string">
            <text:p>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d Weather</text:p>
          </table:table-cell>
          <table:table-cell office:value-type="string" calcext:value-type="string">
            <text:p>The weather is rainy and therefore not fit for usual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umbrellas or a tent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eezingly cold weather</text:p>
          </table:table-cell>
          <table:table-cell office:value-type="string" calcext:value-type="string">
            <text:p>A sudden fall of temperatures arises (maybe showers of snow)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Inform people to bring their warm equipment and </text:p>
            <text:p>adapt the BBQ to fit the temperature (e.g. add </text:p>
            <text:p>Mulled whine without alcohol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llergies</text:p>
          </table:table-cell>
          <table:table-cell office:value-type="string" calcext:value-type="string">
            <text:p>Some people may have allergies against certain things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Ask all food-providers too keep the information </text:p>
            <text:p>about the foods components and ready-up  to </text:p>
            <text:p>provide it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BQ Equipment not </text:p>
            <text:p>Working</text:p>
          </table:table-cell>
          <table:table-cell office:value-type="string" calcext:value-type="string">
            <text:p>Some BBQ Equipment might be not working right away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backup equipme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juries occur</text:p>
          </table:table-cell>
          <table:table-cell office:value-type="string" calcext:value-type="string">
            <text:p>somebody gets hurt during the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first aid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 fire breaks out</text:p>
          </table:table-cell>
          <table:table-cell office:value-type="string" calcext:value-type="string">
            <text:p>Something catches fire during the BBQ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extinguishing </text:p>
            <text:p>Possible fires (keep water and fire-extinguisher </text:p>
            <text:p>ready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umber of Participants </text:p>
            <text:p>Is too low</text:p>
          </table:table-cell>
          <table:table-cell office:value-type="string" calcext:value-type="string">
            <text:p>The number of expected participants is lower than expected </text:p>
            <text:p>And a lot of waist is produced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Ask all participants to inform the project-</text:p>
            <text:p>Management, if they can not come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umber of Participants  </text:p>
            <text:p>Is too high</text:p>
          </table:table-cell>
          <table:table-cell office:value-type="string" calcext:value-type="string">
            <text:p>The number of expected participants is higher than expected  </text:p>
            <text:p>And additional food needs to be fetched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Keep some money aside and assign someone </text:p>
            <text:p>(someone with a vehicle) the responsibility of </text:p>
            <text:p>Emergency fetching food in this ca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named-expressions>
        <table:named-range table:name="HIGH_I" table:base-cell-address="$Sheet1.$C$2" table:cell-range-address="$Sheet1.$C$2"/>
        <table:named-range table:name="HIGH_R" table:base-cell-address="$Sheet1.$A$2" table:cell-range-address="$Sheet1.$A$2"/>
        <table:named-range table:name="LOW_I" table:base-cell-address="$Sheet1.$C$4" table:cell-range-address="$Sheet1.$C$4"/>
        <table:named-range table:name="LOW_R" table:base-cell-address="$Sheet1.$A$4" table:cell-range-address="$Sheet1.$A$4"/>
        <table:named-range table:name="MEDIUM_I" table:base-cell-address="$Sheet1.$C$3" table:cell-range-address="$Sheet1.$C$3"/>
        <table:named-range table:name="MEDIUM_R" table:base-cell-address="$Sheet1.$A$3" table:cell-range-address="$Sheet1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6:47:25.728000000</meta:creation-date>
    <dc:date>2019-05-18T18:17:10.884000000</dc:date>
    <meta:editing-duration>PT1H28M20S</meta:editing-duration>
    <meta:editing-cycles>10</meta:editing-cycles>
    <meta:generator>LibreOffice/6.0.5.2$Windows_X86_64 LibreOffice_project/54c8cbb85f300ac59db32fe8a675ff7683cd5a16</meta:generator>
    <meta:document-statistic meta:table-count="1" meta:cell-count="77" meta:object-count="0"/>
  </office:meta>
</office:document-meta>
</file>